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ce style:name="Helvetica" svg:font-family="Helvetica"/>
    <style:font-face style:name="OpenSymbol" svg:font-family="OpenSymbol"/>
    <style:font-face style:name="Times" svg:font-family="Times"/>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Helvetica" fo:font-size="12pt"/>
    </style:style>
    <style:style style:name="P2" style:family="paragraph" style:parent-style-name="Standard">
      <style:paragraph-properties fo:margin-top="0in" fo:margin-bottom="0.0835in"/>
      <style:text-properties style:font-name="Helvetica" fo:font-size="12pt"/>
    </style:style>
    <style:style style:name="P3" style:family="paragraph" style:parent-style-name="Standard">
      <style:paragraph-properties fo:margin-top="0in" fo:margin-bottom="0.0835in" fo:line-height="150%"/>
      <style:text-properties style:font-name="Helvetica" fo:font-size="12pt"/>
    </style:style>
    <style:style style:name="P4" style:family="paragraph" style:parent-style-name="Standard">
      <style:paragraph-properties fo:margin-left="0.5in" fo:margin-right="0in" fo:margin-top="0in" fo:margin-bottom="0.0835in" fo:line-height="150%" fo:text-indent="0in" style:auto-text-indent="false"/>
      <style:text-properties style:font-name="Helvetica" fo:font-size="12pt"/>
    </style:style>
    <style:style style:name="P5" style:family="paragraph" style:parent-style-name="Standard">
      <style:text-properties fo:color="#365f91" style:font-name="Cambria" fo:font-size="36pt" fo:font-weight="bold"/>
    </style:style>
    <style:style style:name="P6" style:family="paragraph" style:parent-style-name="Standard">
      <style:paragraph-properties fo:text-align="center" style:justify-single-word="false"/>
      <style:text-properties fo:color="#365f91" style:font-name="Cambria" fo:font-size="36pt" fo:font-weight="bold"/>
    </style:style>
    <style:style style:name="P7" style:family="paragraph" style:parent-style-name="Standard">
      <style:paragraph-properties fo:text-align="center" style:justify-single-word="false"/>
      <style:text-properties fo:color="#365f91" style:font-name="Cambria" fo:font-size="16pt" fo:font-weight="bold"/>
    </style:style>
    <style:style style:name="P8" style:family="paragraph" style:parent-style-name="Standard">
      <style:text-properties style:font-name="Helvetica" fo:font-size="12pt"/>
    </style:style>
    <style:style style:name="P9" style:family="paragraph" style:parent-style-name="Standard">
      <style:text-properties style:font-name="Helvetica" fo:font-size="12pt" fo:font-weight="bold"/>
    </style:style>
    <style:style style:name="P10" style:family="paragraph" style:parent-style-name="Standard" style:list-style-name="L1">
      <style:paragraph-properties fo:margin-left="0.5in" fo:margin-right="0in" fo:margin-top="0.3335in" fo:margin-bottom="0in" fo:line-height="150%"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11" style:family="paragraph" style:parent-style-name="Standard" style:list-style-name="L1">
      <style:paragraph-properties fo:margin-left="0.5in" fo:margin-right="0in" fo:margin-top="0.3335in" fo:margin-bottom="0in" fo:text-indent="-0.5in" style:auto-text-indent="false">
        <style:tab-stops>
          <style:tab-stop style:position="0.1528in"/>
          <style:tab-stop style:position="0.5in"/>
        </style:tab-stops>
      </style:paragraph-properties>
      <style:text-properties fo:color="#365f91" style:font-name="Cambria" fo:font-size="24pt" fo:font-weight="bold"/>
    </style:style>
    <style:style style:name="P1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Helvetica" fo:font-size="12pt"/>
    </style:style>
    <style:style style:name="P13"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text-properties style:font-name="Helvetica" fo:font-size="12pt"/>
    </style:style>
    <style:style style:name="P14" style:family="paragraph" style:parent-style-name="Standard" style:list-style-name="L2">
      <style:paragraph-properties fo:margin-left="0.5in" fo:margin-right="0in" fo:margin-top="0in" fo:margin-bottom="0.0835in" fo:text-indent="-0.5in" style:auto-text-indent="false">
        <style:tab-stops>
          <style:tab-stop style:position="0.1528in"/>
          <style:tab-stop style:position="0.5in"/>
        </style:tab-stops>
      </style:paragraph-properties>
      <style:text-properties style:font-name="Helvetica" fo:font-size="12pt"/>
    </style:style>
    <style:style style:name="P15" style:family="paragraph" style:parent-style-name="Standard" style:list-style-name="L3">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style:style>
    <style:style style:name="P16" style:family="paragraph" style:parent-style-name="Standard" style:list-style-name="L1">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style:style>
    <style:style style:name="P17" style:family="paragraph" style:parent-style-name="Standard" style:list-style-name="L4">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style:style>
    <style:style style:name="P18" style:family="paragraph" style:parent-style-name="Standard" style:list-style-name="L3">
      <style:paragraph-properties fo:margin-left="0.5in" fo:margin-right="0in" fo:margin-top="0in" fo:margin-bottom="0.0835in" fo:line-height="150%" fo:text-indent="-0.5in" style:auto-text-indent="false">
        <style:tab-stops>
          <style:tab-stop style:position="0.1528in"/>
          <style:tab-stop style:position="0.5in"/>
        </style:tab-stops>
      </style:paragraph-properties>
      <style:text-properties style:font-name="Helvetica" fo:font-size="12pt" fo:font-weight="bold"/>
    </style:style>
    <style:style style:name="P19" style:family="paragraph" style:parent-style-name="Standard" style:list-style-name="L1">
      <style:paragraph-properties fo:margin-left="0.5in" fo:margin-right="0in" fo:margin-top="0in" fo:margin-bottom="0.0835in" fo:text-indent="-0.5in" style:auto-text-indent="false">
        <style:tab-stops>
          <style:tab-stop style:position="0.1528in"/>
          <style:tab-stop style:position="0.5in"/>
        </style:tab-stops>
      </style:paragraph-properties>
      <style:text-properties style:font-name="Helvetica" fo:font-size="12pt" fo:font-weight="bold"/>
    </style:style>
    <style:style style:name="P20" style:family="paragraph" style:parent-style-name="Standard">
      <style:paragraph-properties fo:margin-top="0in" fo:margin-bottom="0.0835in"/>
      <style:text-properties style:font-name="Helvetica" fo:font-size="12pt" fo:font-weight="bold"/>
    </style:style>
    <style:style style:name="P21" style:family="paragraph" style:parent-style-name="Standard">
      <style:paragraph-properties fo:margin-top="0in" fo:margin-bottom="0.0835in" fo:line-height="150%"/>
      <style:text-properties style:font-name="Helvetica" fo:font-size="12pt" fo:font-weight="bold"/>
    </style:style>
    <style:style style:name="P22" style:family="paragraph" style:parent-style-name="Standard" style:list-style-name="L3">
      <style:paragraph-properties fo:margin-left="1in" fo:margin-right="0in" fo:margin-top="0in" fo:margin-bottom="0.0835in" fo:line-height="150%" fo:text-indent="-1in" style:auto-text-indent="false">
        <style:tab-stops>
          <style:tab-stop style:position="0.6528in"/>
          <style:tab-stop style:position="1in"/>
        </style:tab-stops>
      </style:paragraph-properties>
      <style:text-properties style:font-name="Helvetica" fo:font-size="12pt"/>
    </style:style>
    <style:style style:name="P23" style:family="paragraph" style:parent-style-name="Standard" style:list-style-name="L4">
      <style:paragraph-properties fo:margin-left="1in" fo:margin-right="0in" fo:margin-top="0in" fo:margin-bottom="0.0835in" fo:line-height="150%" fo:text-indent="-1in" style:auto-text-indent="false">
        <style:tab-stops>
          <style:tab-stop style:position="0.6528in"/>
          <style:tab-stop style:position="1in"/>
        </style:tab-stops>
      </style:paragraph-properties>
      <style:text-properties style:font-name="Helvetica"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6">Blobs GDD</text:p>
      <text:p text:style-name="P7">V3 / Vince McDonnell</text:p>
      <text:p text:style-name="P1"/>
      <text:p text:style-name="P1"/>
      <text:p text:style-name="P1"/>
      <text:list xml:id="list2575788961427901432" text:style-name="L1">
        <text:list-item>
          <text:p text:style-name="P10">Game Overview</text:p>
        </text:list-item>
      </text:list>
      <text:p text:style-name="P1">In a nutshell Blobs is a game about <text:span text:style-name="T1">breeding</text:span> creatures called blobs. Blobs use their unique abilities to <text:span text:style-name="T2">quest</text:span> and gain items. These items are used to advance your blobs and aid in further breeding better blobs. The ability to beat quests is dependent on how advanced your blobs are.</text:p>
      <text:p text:style-name="P1"/>
      <text:p text:style-name="P1">Quests can be either Hunting Quests or Gathering Quests. <text:span text:style-name="T2">Hunting quests</text:span> are all about scouting to discover monsters in the wild and then successfully beating them for random items or gene cards. <text:span text:style-name="T2">Gathering Quests</text:span> are about how much items can be gathered <text:s/>in a short time frame.</text:p>
      <text:p text:style-name="P1"/>
      <text:p text:style-name="P1">Blobs have two buckets of <text:span text:style-name="T2">genes</text:span>, Potential Genes, and Active Genes. <text:span text:style-name="T2">Active Genes</text:span> are abilities that the blob can currently utilize, it determines how good/useful your blob is in general. <text:span text:style-name="T2">Potential Genes</text:span> do not affect the blob. However, to encourage breeding, these genes will manifest in the blob's offspring as either potential or active genes. </text:p>
      <text:p text:style-name="P1"/>
      <text:p text:style-name="P1">Active Genes always have <text:span text:style-name="T2">base stats</text:span> but they may come with <text:span text:style-name="T2">conditional stats</text:span><text:span text:style-name="T4"> too</text:span>. Base stats are applied to the blob automatically, while conditional stats have a requirement before they are applied. The requirement for conditional stats are most commonly going to be satisfied by <text:span text:style-name="T2">eating</text:span> items that have been acquired through questing.</text:p>
      <text:p text:style-name="P1"/>
      <text:p text:style-name="P1"><text:soft-page-break/>Potential <text:span text:style-name="T2">genes are passed </text:span>on to an offspring only by <text:span text:style-name="T2">breeding</text:span> a male and female blob with copies of that same gene. Genes have a success rate at being passed on. It may be common that blobs are born with no genes at all if all the rolls have failed.</text:p>
      <text:p text:style-name="P1"/>
      <text:p text:style-name="P1">When a new blob is born the player may choose which genes from the blobs potential genes become active genes. The player may <text:span text:style-name="T2">choose up to between 2 - 5 genes to activate</text:span>. This is the only time genes may be activated.</text:p>
      <text:p text:style-name="P1"/>
      <text:p text:style-name="P1"><text:span text:style-name="T2">New genes</text:span> can be acquired as quest rewards and applied to blobs but only as potential genes. To actually get a blob that has that gene in an active state, The player must successfully breed blobs, then activate the gene once a new blob is born with that gene.</text:p>
      <text:p text:style-name="P1"/>
      <text:p text:style-name="P1">A blob has a time window for when they can breed. For example a blob may have a 1 hr <text:span text:style-name="T2">breeding cycle</text:span>. The window for breeding may only be 15 mins long in that 1 hr cycle. Once the 15 min window expires, they player must wait another 45 mins to initiate breeding. Breeding cycles may reset by feeding the blob special consumables. In this way the player may prepare two blobs to breed by matching their cycles.</text:p>
      <text:p text:style-name="P1"/>
      <text:p text:style-name="P1">Breeding will yield an <text:span text:style-name="T2">egg</text:span>. The egg will hatch after a certain amount of time. The hatch time is dependent on a couple of factors: number of potential genes the new blob will have and the blob's rarity.</text:p>
      <text:p text:style-name="P1"/>
      <text:p text:style-name="P1">Unwanted blobs can be broken down into resources through <text:span text:style-name="T2">harvesting</text:span> them. Harvesting a blob yields <text:span text:style-name="T2">blubber</text:span> which is used to activate conditional stats on genes by feeding them to blobs.</text:p>
      <text:p text:style-name="P1"/>
      <text:p text:style-name="P1">Blobs also have a <text:span text:style-name="T2">rarity</text:span> value to them, the more rare a blob is the more activated genes they may have. 2 for common blobs, 3 for rare blobs, 4 for epic blobs, and 5 for legendary blobs. Rarity of a blob is determined at random. A blob born with less than 3 genes will never be rare, and a blob born with less that 4 genes will never be epic, and so on.</text:p>
      <text:p text:style-name="P1"/>
      <text:p text:style-name="P1">All blobs initially start out as the “Blob” <text:span text:style-name="T2">species</text:span>. New species genes may be unlocked through the store. Once unlocked, the player may purchase the species gene and add them as potential genes to blobs. Different species will posses unique appearances to differentiate them from each other. Apart form appearance, each species will come with starting bonus base stats already added to the blob.</text:p>
      <text:p text:style-name="P1"/>
      <text:p text:style-name="P1"/>
      <text:p text:style-name="P1"/>
      <text:p text:style-name="P1">----</text:p>
      <text:p text:style-name="P1"/>
      <text:p text:style-name="P1">You must keep breeding blobs to discover and acquire stronger blobs to overcome the difficult challenges ahead.</text:p>
      <text:p text:style-name="P1"/>
      <text:p text:style-name="P1">The game is a continuous quest to create the most effective blobs based on the player’s goals. This is done by selectively breeding two blobs who have desirable traits in hopes of coming out with a new blob the best traits of both parents. Occasionally <text:span text:style-name="T1">mutations</text:span> will occur as a result of breeding. If a mutation can be stabilized, a new blob species is unlocked. This discovery element will be the main driving point of the game.</text:p>
      <text:p text:style-name="P1"/>
      <text:p text:style-name="P1">Inherited <text:span text:style-name="T1">traits</text:span> can be physical traits to customize appearance like horns or spots, they <text:soft-page-break/>can also be unique abilities that influence their effectiveness, both positively or negatively. For example “nimble” is a trait that might make the blob act quicker, and “lethargy” can cause blobs to accomplish missions a lot slower.</text:p>
      <text:p text:style-name="P1"/>
      <text:p text:style-name="P1">Blobs also <text:span text:style-name="T1">age</text:span>, they grow from infancy to old and eventually retire. Infant blobs need to tested to see their hidden traits as well as their designated occupation. Adult blobs are useful to accomplish missions and good for breeding as well. Retired blobs cannot mate or do missions, but instead can mentor active blobs. They may also be sent to heaven at the right season to <text:s/>yield very special resources, or by chance be reincarnated in an infant blob. <text:span text:style-name="T1">Reincarnated</text:span> blobs retain their predecessor's name such as “Gregor ” to “Gregor II” and increase starting stats depending on the compatibility of the old blob and the infant.</text:p>
      <text:p text:style-name="P1"/>
      <text:p text:style-name="P1">Aging is based on real time, so blobs must always be busy doing missions to maximize their value. Blobs can also be sent to the <text:span text:style-name="T1">Village</text:span> so that they age much slower and don't lose their value. Deactivated blobs however, cannot perform missions and instead contribute to the blob community by generating resources based on their designated occupation. <text:span text:style-name="T1">Occupations</text:span> are given to blobs randomly at birth. They can be part of 4 main branches merchants, farmers, fighter, builders. Each will yield a different type of resource or add to a specific benefit.</text:p>
      <text:p text:style-name="P1"/>
      <text:p text:style-name="P1">The game has <text:span text:style-name="T1">seasons</text:span> that determine what missions are available for blobs to perform. Some missions are always available and the more rare ones are seasonal.</text:p>
      <text:p text:style-name="P1"><text:span text:style-name="T1">Missions</text:span> can be either foraging or adventuring. Foraging missions always yield resources and is usually consistent and reliable in its yield. Adventures are more fun and unpredictable in what reward you get, and in what perils the blob faces. Perils could range from spelunking to a boss battle. There are also teaser missions that cannot be done unless a specific trait (that the player will likely not have yet) is present. When a mission's duration is done. The player may view the result and see how the blob did. This sequence is done in an <text:span text:style-name="T3">interesting animated fashion</text:span>. Some missions like boss battles will require player to perform some skill based activity, ie tapping fast, or timed tapping.</text:p>
      <text:p text:style-name="P1"/>
      <text:p text:style-name="P1">Active Blobs are housed in the <text:span text:style-name="T1">castle</text:span>, inactive blobs go to the <text:span text:style-name="T1">village</text:span>. The castle is built with rooms where the blobs reside. There is a limit to how many blobs can be in a room. To keep more active blobs, the castle will need more rooms to be built. The village on the other hand is where all the inactive blobs reside, its represented as one giant zone that is full of blobs, there is a finite amount of blobs that can reside in the village. </text:p>
      <text:p text:style-name="P1"/>
      <text:p text:style-name="P1">The <text:span text:style-name="T1">breeding room</text:span> is where blobs are bred. Controlling what blobs are grouped together is the only way the player can influence breeding. </text:p>
      <text:p text:style-name="P1"/>
      <text:p text:style-name="P1"/>
      <text:p text:style-name="P1"/>
      <text:list xml:id="list42685898" text:style-name="L1">
        <text:list-item>
          <text:p text:style-name="P10">Guidelines to Keep in Mind</text:p>
        </text:list-item>
      </text:list>
      <text:p text:style-name="P1"><text:span text:style-name="T1">Mechanics through discovery </text:span>– Features such as the friend zone must be built to be available for access, as in an actual facility or object the player builds using resources. <text:soft-page-break/>This enables the game to appear simple and easy to understand at first, and progressively become more complex. It also makes the game seem like a big mystery box and gives the player the satisfaction of discovering more of the game on their own at their own pace. For example, mutations can be something the player stumbles on and discovers as he plays.</text:p>
      <text:p text:style-name="P1"/>
      <text:p text:style-name="P1"><text:span text:style-name="T1">Blend the Tutorial into the Game</text:span> – Much like the guideline above. The actual tutorial will be embedded in the game and new features will be introduced on an as-needed-basis governed by the player's advancement in the game. See: <text:a xlink:type="simple" xlink:href="http://www.gdcvault.com/play/1015541/How-I-Got-My-Mom" text:style-name="Internet_20_link" text:visited-style-name="Visited_20_Internet_20_Link">http://www.gdcvault.com/play/1015541/How-I-Got-My-Mom</text:a></text:p>
      <text:p text:style-name="P1"/>
      <text:p text:style-name="P1"><text:span text:style-name="T1">Game scenes instead of ui menus</text:span> – when possible and sensible, use the actual game to depict stuff that would otherwise belong in a menu. For example: </text:p>
      <text:list xml:id="list42677576" text:style-name="L1">
        <text:list-item>
          <text:p text:style-name="P12">Instead of a grid or table of blobs to sift through, the player can just view and interact with blobs directly in the current room that is displayed. For this to work, the game scene must be designed such that blobs will be easy to select. </text:p>
        </text:list-item>
        <text:list-item>
          <text:p text:style-name="P12">Zone navigation can be done through an illustrated map rather than a menu of buttons.</text:p>
        </text:list-item>
      </text:list>
      <text:p text:style-name="P1"/>
      <text:p text:style-name="P1"><text:span text:style-name="T1">Something always moving </text:span>- <text:s/>no matter where the player is there should always be something moving to make the game interesting and feel alive. Whatever it is is should not be overwhelming when not appropriate, like in the options menu or something.</text:p>
      <text:p text:style-name="P9"/>
      <text:p text:style-name="P1"><text:span text:style-name="T1">See through menus</text:span> – add some transparency to menus so the player visually can <text:s/>feel the presence of their location even when in a ui menu. For example the player may be in one of the blob rooms on the castle and the menu may pertain to a blob on the room. The player should be able to feel or see where he is to give more context to the menu. It also helps make the game feel more like a game instead of a series of ui menus especially if there is interesting art and animation happening in the background.</text:p>
      <text:p text:style-name="P1"/>
      <text:list xml:id="list42664334" text:style-name="L1">
        <text:list-item>
          <text:p text:style-name="P10">Look and Feel</text:p>
        </text:list-item>
      </text:list>
      <text:p text:style-name="P3">The game must look and feel like a cozy and quaint medieval kingdom with a castle and a village below it, (think Sophia and the kingdom of Enchancia) where the player can navigate through the castle and village by swiping from zone to zone or room to room, or zooming out to jump to a place through a map. </text:p>
      <text:p text:style-name="P3">Use colors like they are used in the Super Mario series where colors are very saturated and bright. Lean toward warmer colors, use lots of red, gold and wooden themes. Add light shafts, chimneys or fireplaces to show more warmth, and to give a homey cozy feeling.</text:p>
      <text:p text:style-name="P3">The game should look organic vs manufactured, think of freehand drawn lines instead of perfectly straight ones, or asymetrical structures vs perfect ones. Also avoid anything <text:soft-page-break/>that looks thin and flimsy. For example legs on a chair should look fatter and more solid that normal, or posts that support a building can be thicker than it would normally be. Avoid minute embellishments that make objects look more busy than usual. Please check the style and structure of world of warcraft world element as an example.</text:p>
      <text:list xml:id="list42663532" text:style-name="L1">
        <text:list-item>
          <text:p text:style-name="P11">Multiplayer</text:p>
        </text:list-item>
      </text:list>
      <text:p text:style-name="P20">Combat</text:p>
      <text:p text:style-name="P2">If single player is all about breeding and resource gathering, Multiplayer is about spending resources and seeing the results of your breeding in action. There are two parts to the multiplayer sequence. </text:p>
      <text:list xml:id="list42679536" text:style-name="L1">
        <text:list-item>
          <text:p text:style-name="P13">First is creating your blob party. A blob party always starts out with one or more of the player's own blobs. At low levels, the player can proceed to play using just his own blob(s). At higher levels, players must select party mates before proceeding.</text:p>
        </text:list-item>
        <text:list-item>
          <text:p text:style-name="P13">Second is the battle, battles are always against a boss monster</text:p>
        </text:list-item>
      </text:list>
      <text:p text:style-name="P2">Winning Battles earns point towards battle prestige. A stat used to keep track of player's placement among all players.</text:p>
      <text:p text:style-name="P20"/>
      <text:p text:style-name="P20">Breeding Programs</text:p>
      <text:p text:style-name="P2">Players can enter a breeding program with other players by placing their blobs in a common breeding room. The purpose of the breeding room is:</text:p>
      <text:list xml:id="list7726525706058512396" text:style-name="L2">
        <text:list-item>
          <text:p text:style-name="P14">to get more color variants off already owned species</text:p>
        </text:list-item>
        <text:list-item>
          <text:p text:style-name="P14">to be able to get your own breeding pair, if you only have a single male or female of a given species.</text:p>
        </text:list-item>
      </text:list>
      <text:p text:style-name="P2">In the breeding room there are specific rules:</text:p>
      <text:list xml:id="list42665280" text:style-name="L1">
        <text:list-item>
          <text:p text:style-name="P13">no mutations can occur in the breeding room</text:p>
        </text:list-item>
        <text:list-item>
          <text:p text:style-name="P13">species can only ever breed with the same species</text:p>
        </text:list-item>
        <text:list-item>
          <text:p text:style-name="P13">offspring gender alternates between male and female (never 2 consecutive males or 2 consecutive females)</text:p>
        </text:list-item>
        <text:list-item>
          <text:p text:style-name="P13">if the player provided a female blob, and the offspring is male, the player will be able to collect it. Otherwise it goes to the player that provided the male blob.</text:p>
        </text:list-item>
      </text:list>
      <text:p text:style-name="P2">Be careful though, the common room has lots of germs and blobs may contract sickness from it once in a while.</text:p>
      <text:p text:style-name="P2">You can only breed with members of your friends list, and only with 1 friend at a time. </text:p>
      <text:p text:style-name="P20"/>
      <text:p text:style-name="P20">The Friend Zone</text:p>
      <text:p text:style-name="P2">Members of your friend list can assist you in:</text:p>
      <text:list xml:id="list42667174" text:style-name="L1">
        <text:list-item>
          <text:p text:style-name="P13">breeding programs</text:p>
        </text:list-item>
        <text:list-item>
          <text:p text:style-name="P13"><text:soft-page-break/>adding members to your combat party for multiplayer battle (you cannot use the same friend twice in a day)</text:p>
        </text:list-item>
        <text:list-item>
          <text:p text:style-name="P13"/>
        </text:list-item>
      </text:list>
      <text:p text:style-name="P2">To promote friend loyalty, you can level up your relationship with a friend to max level. Leveled relationships provide bonuses such as:</text:p>
      <text:list xml:id="list42658194" text:style-name="L1">
        <text:list-item>
          <text:p text:style-name="P13">breeding time is decreased the more you breed with the same player. (ie. Breeding time can decrease in a logarithmic fashion from, 99% - 50%)</text:p>
        </text:list-item>
        <text:list-item>
          <text:p text:style-name="P13">you can use the same player for battle 5 times a day at max level</text:p>
        </text:list-item>
        <text:list-item>
          <text:p text:style-name="P13"/>
        </text:list-item>
      </text:list>
      <text:p text:style-name="P2">Rules:</text:p>
      <text:list xml:id="list42671587" text:style-name="L1">
        <text:list-item>
          <text:p text:style-name="P13">The player can only gain up to10 friends.</text:p>
        </text:list-item>
        <text:list-item>
          <text:p text:style-name="P13">A player must have logged in once prior to your session for you to be enabled for interaction, such as starting a breeding program, or forming a combat party with them. (Existing breeding programs are unaffected, and can be checked or ended at any time) Once you exhaust your interactions with that player you must wait until they log in again to be able to interact with them once more.</text:p>
        </text:list-item>
      </text:list>
      <text:list xml:id="list42660450" text:style-name="L1">
        <text:list-item>
          <text:p text:style-name="P11"/>
        </text:list-item>
        <text:list-item>
          <text:p text:style-name="P10">Player Goals</text:p>
        </text:list-item>
      </text:list>
      <text:list xml:id="list8595891198127947850" text:style-name="L3">
        <text:list-item>
          <text:p text:style-name="P18">Long term Goal</text:p>
          <text:list>
            <text:list-item>
              <text:p text:style-name="P22">Achieve the status of diamond league through the multiplayer system and be one of the top players in the world</text:p>
            </text:list-item>
          </text:list>
        </text:list-item>
        <text:list-item>
          <text:p text:style-name="P18">Mid term Goal</text:p>
          <text:list>
            <text:list-item>
              <text:p text:style-name="P22">Unlock more species </text:p>
            </text:list-item>
            <text:list-item>
              <text:p text:style-name="P22">Upgrade facilities</text:p>
            </text:list-item>
            <text:list-item>
              <text:p text:style-name="P22">Accomplish milestone quest chains</text:p>
            </text:list-item>
          </text:list>
        </text:list-item>
        <text:list-item>
          <text:p text:style-name="P18">Short term limited activity</text:p>
          <text:list>
            <text:list-item>
              <text:p text:style-name="P22">Culling inferior blobs</text:p>
            </text:list-item>
            <text:list-item>
              <text:p text:style-name="P22">Collecting mission results</text:p>
            </text:list-item>
            <text:list-item>
              <text:p text:style-name="P22">Multiplayer battles</text:p>
            </text:list-item>
            <text:list-item>
              <text:p text:style-name="P22">Organizing and sorting blobs </text:p>
            </text:list-item>
          </text:list>
        </text:list-item>
        <text:list-item>
          <text:p text:style-name="P15"><text:soft-page-break/><text:span text:style-name="T1">Micro term unlimited activity</text:span> - This will keep the player in the game doing something which yields trivial benefit (tiny tower elevator, PvZ zen garden)</text:p>
          <text:list>
            <text:list-item>
              <text:p text:style-name="P22">Tapping on blobs to make them smile. Smiling has a chance to yeild a miniscule amount of resources.</text:p>
            </text:list-item>
          </text:list>
        </text:list-item>
      </text:list>
      <text:list xml:id="list42668926" text:style-name="L1">
        <text:list-item>
          <text:p text:style-name="P10">Blob Genetics</text:p>
        </text:list-item>
      </text:list>
      <text:p text:style-name="P3">Blobs can produce offspring with mutations. If the mutation is stabilized, the player will then have a new species of blob. Blobs of differing species may be able to mate with each other with a very low chance of success, but a high chance of resulting in mutations or genetic sickness. Blobs will always prefer their own species for mating if available. Genetically sick blobs usually have a severe negative trait added to them, such as a short lifespan, decreased mobility, blindness, or being sterile.</text:p>
      <text:p text:style-name="P3"><text:span text:style-name="T1">Species Names</text:span> - Some examples of new species names:</text:p>
      <text:p text:style-name="P4">Blobs, Clobs, Dlobs, Flobs, Globs … Zlobs, etc.</text:p>
      <text:p text:style-name="P4">Blobbits, Clobbits, Flobbits etc.</text:p>
      <text:p text:style-name="P4">Blobites, Clobites Flobites etc.</text:p>
      <text:p text:style-name="P4">Bloobs, Cloobs, Floobs, etc.</text:p>
      <text:p text:style-name="P3"><text:span text:style-name="T1">Appearance</text:span> - Species are generally visualized by physical markings such as spots, patches, stripes, etc. See images of poison arrow frogs for reference. Color on the other hand is not unique to a species, multiple members of the same species may have varying colors.</text:p>
      <text:p text:style-name="P3"/>
      <text:list xml:id="list42660331" text:style-name="L1">
        <text:list-item>
          <text:p text:style-name="P10">Blob Sickness</text:p>
        </text:list-item>
      </text:list>
      <text:p text:style-name="P3">Blobs can contract sickness from other sick blobs or from monsters. The most common way of getting sick is battling a monster that infects blobs. After the mission, when the blob goes back to the colony, there is a chance that the sickness can be passed on to other blobs around the sick blob.</text:p>
      <text:p text:style-name="P3">To cure a sickness, a player may for example get rid of it by consecutively tapping on <text:soft-page-break/>the blob, sometimes a sickness might take a few hours or a day to leave. This depends on the difficulty of the virus. Sick blobs cannot do missions and to not produce resources. Sickness can also be passed through multiplayer play. It is important to deal with sick blobs immediately before other blobs get it.</text:p>
      <text:p text:style-name="P3"/>
      <text:list xml:id="list42656311" text:style-name="L1">
        <text:list-item>
          <text:p text:style-name="P10">The Village and Blob Occupations</text:p>
        </text:list-item>
      </text:list>
      <text:p text:style-name="P3">Blob occupations will be introduced at a certain time of the game when appropriate. At early stages of the game, gold and materials will arrive at the castle in the form of a constant flow of “village tribute”. Once the player has progressed a little, the village and villager blobs will be unlocked (by creating a facility) villager blobs will start yielding resources, and the tribute will end. At that point new villager blobs of a new bonus species will also be discovered residing in the village.</text:p>
      <text:p text:style-name="P3">Only blobs assigned to the village can fulfill their designated occupations.</text:p>
      <text:p text:style-name="P3"><text:span text:style-name="T1">Farmers</text:span> – produce materials and rations</text:p>
      <text:p text:style-name="P3"><text:span text:style-name="T1">Merchants</text:span> – produce gold</text:p>
      <text:p text:style-name="P3"><text:span text:style-name="T1">Builder</text:span> – certain number of builders are required to build and <text:span text:style-name="T3">keep</text:span> each building. Also influences the time to complete a building. An overage will yield material resources</text:p>
      <text:p text:style-name="P3"><text:span text:style-name="T1">Fighter</text:span> <text:s/>- grants immunity to negative events such as monster raids, or blob riots. Must be a certain percentage of the population. An overage will yield bonus to missions.</text:p>
      <text:p text:style-name="P3">Farmers and merchants will be the first villagers to have. Then as new buildings are needed Builder blobs will be introduced. Finally after a pre scripted village raid event by monsters, fighter jobs will be unlocked.</text:p>
      <text:list xml:id="list42676616" text:style-name="L1">
        <text:list-item>
          <text:p text:style-name="P10">Gameplay Resources</text:p>
        </text:list-item>
      </text:list>
      <text:p text:style-name="P3"><text:span text:style-name="T1">Gold</text:span> - <text:s/>to buy stuff like plans for a building, or land titles to expand, gained from blobs with <text:s/>jobs</text:p>
      <text:p text:style-name="P3"><text:span text:style-name="T1">Materials</text:span> - <text:s/>used for building rooms and infrastructure, gained from foraging missions</text:p>
      <text:p text:style-name="P3"><text:span text:style-name="T1">Rations –</text:span> used to start quests and grow infant blobs to adulthood </text:p>
      <text:list xml:id="list42687016" text:style-name="L1">
        <text:list-item>
          <text:p text:style-name="P11"><text:soft-page-break/>Questing</text:p>
        </text:list-item>
      </text:list>
      <text:p text:style-name="P2"/>
      <text:p text:style-name="P2">To embark on quests the quest requirements must be met, these consist of:</text:p>
      <text:list xml:id="list42661630" text:style-name="L1">
        <text:list-item>
          <text:p text:style-name="P13">a ration cost</text:p>
        </text:list-item>
        <text:list-item>
          <text:p text:style-name="P13">a blob count</text:p>
        </text:list-item>
        <text:list-item>
          <text:p text:style-name="P13">specific traits blobs must have that influence the success rate of the quest</text:p>
        </text:list-item>
      </text:list>
      <text:p text:style-name="P2">There are 2 types of missions or quests:</text:p>
      <text:list xml:id="list42667278" text:style-name="L1">
        <text:list-item>
          <text:p text:style-name="P19">Foraging</text:p>
        </text:list-item>
        <text:list-item>
          <text:p text:style-name="P13">Foraging is the best way to get building resources. Foraging quests are very straightforward, if they are successful, they yield the promised resource.</text:p>
        </text:list-item>
        <text:list-item>
          <text:p text:style-name="P19">Adventure</text:p>
        </text:list-item>
      </text:list>
      <text:p text:style-name="P2"><text:span text:style-name="T1"><text:tab/></text:span>Adventure quests usually have an unknown reward such as a treasure chest that can contain resources, new game components that introduce functionality, or even end in a battle.</text:p>
      <text:p text:style-name="P2"/>
      <text:p text:style-name="P21">Battles</text:p>
      <text:p text:style-name="P2">Blobs are grouped into battle cells, 10 blobs to a cell. Ideally all members of a cell complement each other.</text:p>
      <text:p text:style-name="P2">Blobs enter the battle arena facing 1 boss. The boss may have different stages just like in WoW. The battle is AI driven with the blobs attacking on their own. The main interaction the player has on the battle is more like a general where they issue behavior commands to the blobs such as, attack, defend, scatter, group, all out, do a super.</text:p>
      <text:list xml:id="list42677013" text:style-name="L1">
        <text:list-item>
          <text:p text:style-name="P11">Buildings</text:p>
        </text:list-item>
      </text:list>
      <text:p text:style-name="P20">castle</text:p>
      <text:p text:style-name="P2">Blob Rooms</text:p>
      <text:p text:style-name="P2">Breeding room</text:p>
      <text:p text:style-name="P2"/>
      <text:p text:style-name="P20">The Village</text:p>
      <text:p text:style-name="P2">Builder's hall</text:p>
      <text:p text:style-name="P2">Advenurer's hall – unlocks the adventurer missions</text:p>
      <text:p text:style-name="P2">Can only choose 1 of the following</text:p>
      <text:list xml:id="list42679944" text:style-name="L1">
        <text:list-item>
          <text:p text:style-name="P13">Fighter's Guild</text:p>
        </text:list-item>
        <text:list-item>
          <text:p text:style-name="P13">Mage's Guild</text:p>
        </text:list-item>
        <text:list-item>
          <text:p text:style-name="P13">Priest's Guild<text:line-break/></text:p>
        </text:list-item>
      </text:list>
      <text:p text:style-name="P2"/>
      <text:p text:style-name="P2"><text:soft-page-break/></text:p>
      <text:list xml:id="list42680581" text:style-name="L1">
        <text:list-item>
          <text:p text:style-name="P10">Sources of Inspiration</text:p>
        </text:list-item>
      </text:list>
      <text:list xml:id="list42676924" text:style-name="L1">
        <text:list-item>
          <text:p text:style-name="P16">World of Warcraft <text:s/>Garrison (Follower/Mission mechanics)</text:p>
        </text:list-item>
        <text:list-item>
          <text:p text:style-name="P16">Ornamental shrimp breeding (not a game, breeding challenges and fun)</text:p>
        </text:list-item>
        <text:list-item>
          <text:p text:style-name="P16">DnD monster's manual. (monster types/names)</text:p>
        </text:list-item>
        <text:list-item>
          <text:p text:style-name="P16">Middle earth card game (epic quest journeys)</text:p>
        </text:list-item>
        <text:list-item>
          <text:p text:style-name="P16">Ni no Kuni (pet system)</text:p>
        </text:list-item>
        <text:list-item>
          <text:p text:style-name="P16">Puzzles and Dragons (friend list)</text:p>
        </text:list-item>
        <text:list-item>
          <text:p text:style-name="P16">Dragon Force (auto battle AI, issuing battle commands)</text:p>
        </text:list-item>
        <text:list-item>
          <text:p text:style-name="P16">Plants vs Zombies (tutorial, art)</text:p>
        </text:list-item>
        <text:list-item>
          <text:p text:style-name="P16">Super Mario (art, colors)</text:p>
        </text:list-item>
      </text:list>
      <text:list xml:id="list42662656" text:style-name="L1">
        <text:list-item>
          <text:p text:style-name="P11">Questions to Ponder</text:p>
        </text:list-item>
      </text:list>
      <text:list xml:id="list42659627" text:style-name="L1">
        <text:list-item>
          <text:p text:style-name="P13">What can the player do to enhance the mission set they are given? What can they grind on to improve missions?</text:p>
        </text:list-item>
        <text:list-item>
          <text:p text:style-name="P13">Culling is an essential element in selective breeding, how can it be incorporated?</text:p>
        </text:list-item>
      </text:list>
      <text:list xml:id="list42662959" text:style-name="L1">
        <text:list-item>
          <text:p text:style-name="P10">V2 Notes</text:p>
        </text:list-item>
      </text:list>
      <text:list xml:id="list42657609" text:style-name="L3">
        <text:list-item>
          <text:p text:style-name="P15"><text:s/>Purebreds (or “Species Genes”)</text:p>
          <text:list>
            <text:list-item>
              <text:p text:style-name="P22">purebred blobs are almost like a separate species. They have unique abilities or enhanced stats that normal blobs don't have. </text:p>
            </text:list-item>
            <text:list-item>
              <text:p text:style-name="P22">Active Purebred blob genes come with predetermined enhancer stats to make the blob desirable. Plus, it's appearance will also be unique.</text:p>
            </text:list-item>
            <text:list-item>
              <text:p text:style-name="P22">Purebred genes are always guaranteed to be passed on</text:p>
            </text:list-item>
            <text:list-item>
              <text:p text:style-name="P22">You cannot have 2 purebred genes on 1 <text:s/>blob.</text:p>
            </text:list-item>
            <text:list-item>
              <text:p text:style-name="P22"/>
            </text:list-item>
          </text:list>
        </text:list-item>
        <text:list-item>
          <text:p text:style-name="P15">Breeding purebreds</text:p>
          <text:list>
            <text:list-item>
              <text:p text:style-name="P22"><text:soft-page-break/>To obtain a purebred you must first find a blob that has an inactive species gene or add the gene onto the blob from gene storage if you have it.</text:p>
            </text:list-item>
            <text:list-item>
              <text:p text:style-name="P22">Purebred + purebred = purebred ; purebred + blob = <text:s/>blob (with inactive PB gene)</text:p>
            </text:list-item>
            <text:list-item>
              <text:p text:style-name="P22">The purebred gene starts off inactive and has activation requirements like STR &gt; 10</text:p>
            </text:list-item>
            <text:list-item>
              <text:p text:style-name="P22">To activate, you must selectively breed blobs using your stat modifying genes. Once active the purebred gene bestows a stat bonus akin to its requirement, in this case +10 to STR</text:p>
            </text:list-item>
          </text:list>
        </text:list-item>
      </text:list>
      <text:p text:style-name="P3"/>
      <text:list xml:id="list42681215" text:style-name="L3">
        <text:list-item>
          <text:p text:style-name="P15">Gene Removal and Adding</text:p>
          <text:list>
            <text:list-item>
              <text:p text:style-name="P22">Allow for manual Gene removal to remove undesired Species genes (thence PB genes get passed on 100%)</text:p>
            </text:list-item>
            <text:list-item>
              <text:p text:style-name="P22">Removed genes are lost forever</text:p>
            </text:list-item>
            <text:list-item>
              <text:p text:style-name="P22">Create a gene storage where the player can grab genes and add them onto blobs for a cost. </text:p>
            </text:list-item>
            <text:list-item>
              <text:p text:style-name="P22"/>
            </text:list-item>
          </text:list>
        </text:list-item>
        <text:list-item>
          <text:p text:style-name="P15">Getting genes into storage (Gene Pool)</text:p>
          <text:list>
            <text:list-item>
              <text:p text:style-name="P22">player may buy “Standard” Genes from the store which give basic stats and inactive purebred genes.</text:p>
            </text:list-item>
            <text:list-item>
              <text:p text:style-name="P22">player may buy a “gene pack” with a mix of common and random genes.</text:p>
            </text:list-item>
          </text:list>
        </text:list-item>
      </text:list>
      <text:p text:style-name="P3"/>
      <text:p text:style-name="P3">Random thoughts:</text:p>
      <text:list xml:id="list5182848709955774073" text:style-name="L4">
        <text:list-item>
          <text:p text:style-name="P17">Color change</text:p>
          <text:list>
            <text:list-item>
              <text:p text:style-name="P23">change color depending on the blob's highest attribute</text:p>
            </text:list-item>
          </text:list>
        </text:list-item>
      </text:list>
      <text:p text:style-name="P3"/>
      <text:p text:style-name="P3"/>
      <text:p text:style-name="P3"/>
      <text:p text:style-name="P3"><text:soft-page-break/></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ce style:name="Helvetica" svg:font-family="Helvetica"/>
    <style:font-face style:name="OpenSymbol" svg:font-family="OpenSymbol"/>
    <style:font-face style:name="Times" svg:font-family="Times"/>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Eat Eat Hooray GDD</dc:title>
    <meta:initial-creator>Christopher Koeppel</meta:initial-creator>
    <meta:document-statistic meta:table-count="0" meta:image-count="0" meta:object-count="0" meta:page-count="12" meta:paragraph-count="159" meta:word-count="3521" meta:character-count="19837"/>
    <dc:date>2015-11-16T17:21:40.54</dc:date>
    <dc:creator>Vince McDonnell</dc:creator>
    <meta:editing-duration>PT18H31M4S</meta:editing-duration>
    <meta:editing-cycles>1</meta:editing-cycles>
  </office:meta>
</office:document-meta>
</file>